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b9ff5" officeooo:paragraph-rsid="001b9ff5"/>
    </style:style>
    <style:style style:name="P2" style:family="paragraph" style:parent-style-name="Heading_20_2">
      <style:text-properties officeooo:rsid="001e0454" officeooo:paragraph-rsid="001e0454"/>
    </style:style>
    <style:style style:name="P3" style:family="paragraph" style:parent-style-name="Heading_20_2">
      <style:text-properties officeooo:rsid="00224925" officeooo:paragraph-rsid="00224925"/>
    </style:style>
    <style:style style:name="P4" style:family="paragraph" style:parent-style-name="Text_20_body">
      <style:text-properties officeooo:paragraph-rsid="001b9ff5"/>
    </style:style>
    <style:style style:name="P5" style:family="paragraph" style:parent-style-name="Text_20_body">
      <style:text-properties officeooo:rsid="001e0454" officeooo:paragraph-rsid="001e0454"/>
    </style:style>
    <style:style style:name="P6" style:family="paragraph" style:parent-style-name="Text_20_body">
      <style:text-properties officeooo:rsid="00224925" officeooo:paragraph-rsid="00224925"/>
    </style:style>
    <style:style style:name="P7" style:family="paragraph" style:parent-style-name="Text_20_body">
      <style:text-properties officeooo:paragraph-rsid="00224925"/>
    </style:style>
    <style:style style:name="P8" style:family="paragraph" style:parent-style-name="Text_20_body">
      <style:text-properties officeooo:rsid="002336c5" officeooo:paragraph-rsid="002336c5"/>
    </style:style>
    <style:style style:name="T1" style:family="text">
      <style:text-properties officeooo:rsid="001ceac1"/>
    </style:style>
    <style:style style:name="T2" style:family="text">
      <style:text-properties officeooo:rsid="0020b313"/>
    </style:style>
    <style:style style:name="T3" style:family="text">
      <style:text-properties officeooo:rsid="0020e967"/>
    </style:style>
    <style:style style:name="T4" style:family="text">
      <style:text-properties officeooo:rsid="00224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hotographie pro<text:span text:style-name="T1">fessionnelle</text:span> et impression donnée</text:h>
      <text:p text:style-name="P4"/>
      <text:h text:style-name="P2" text:outline-level="2" text:is-list-header="true">Photographie utile ou pas </text:h>
      <text:p text:style-name="P5">Pour des étudiants ce qui est pris en compte ce sont les diplomes et les compétences.</text:p>
      <text:p text:style-name="P5">3 % des recruteurs regardent la photo, mais apparence et look importants pour photo et entretien.</text:p>
      <text:p text:style-name="P8">Pas tenu de mettre une photo, car peut être un critère discriminant. MAIS le jour de l’entretien, en mettre une sur le cv pour se rappeler de nous.</text:p>
      <text:h text:style-name="P2" text:outline-level="2">Photographie doit être pro</text:h>
      <text:p text:style-name="P5"><text:span text:style-name="T2">S</text:span>ourire et regard à hauteur de caméra + de face.</text:p>
      <text:p text:style-name="P5">Apparence de compétence et capacité d’influence. <text:span text:style-name="T3">Il faut paraître confiant.</text:span></text:p>
      <text:p text:style-name="P5">Tenue et posture doit être pro.</text:p>
      <text:h text:style-name="P3" text:outline-level="2">Prise de la photographie</text:h>
      <text:p text:style-name="P6">Plan niveau poitrine ou taille, on doit voire les épaules.</text:p>
      <text:p text:style-name="P7"><text:span text:style-name="T4">Contraste entre couleur de vetements et de fon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loext:opacity="100%"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09:44:49.946878914</meta:creation-date>
    <dc:date>2025-09-02T10:06:30.862437794</dc:date>
    <meta:editing-duration>PT21M40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21" meta:character-count="714" meta:non-whitespace-character-count="604"/>
  </office:meta>
</office:document-meta>
</file>